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45.6mm"/>
    </style:style>
    <style:style style:name="co4" style:family="table-column">
      <style:table-column-properties fo:break-before="auto" style:column-width="41.1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1.91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text-underline-style="none" style:text-underline-color="font-color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10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  <style:style style:name="T11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詢<text:span text:style-name="T1">    </text:span><text:span text:style-name="T2">價</text:span><text:span text:style-name="T3">    </text:span><text:span text:style-name="T2">單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    <text:span text:style-name="T4">                </text:span><text:span text:style-name="T5">台照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一、茲以本公司因業務需要擬向<text:span text:style-name="T6">          </text:span><text:span text:style-name="T7">貴公司洽購下列物品，請速予報價，以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作進一步聯繫。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品<text:span text:style-name="T6">  </text:span><text:span text:style-name="T7">名</text:span><text:span text:style-name="T8">  </text:span><text:span text:style-name="T7">規</text:span><text:span text:style-name="T8">  </text:span><text:span text:style-name="T7">格</text:span></text:p>
          </table:table-cell>
          <table:table-cell table:style-name="ce7" office:value-type="string" calcext:value-type="string">
            <text:p>數<text:span text:style-name="T6"> </text:span><text:span text:style-name="T7">量</text:span></text:p>
          </table:table-cell>
          <table:table-cell table:style-name="ce7" office:value-type="string" calcext:value-type="string">
            <text:p>備<text:span text:style-name="T6">        </text:span><text:span text:style-name="T7">註</text:span></text:p>
          </table:table-cell>
          <table:table-cell table:number-columns-repeated="1020"/>
        </table:table-row>
        <table:table-row table:style-name="ro5" table:number-rows-repeated="5">
          <table:table-cell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二、來函或來電請洽本公司採購部<text:span text:style-name="T4">          </text:span><text:span text:style-name="T5">先生小姐電話</text:span><text:span text:style-name="T9">          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並請惠示<text:span text:style-name="T6">              </text:span><text:span text:style-name="T7">貴公司聯絡人員及電話。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三、附註：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詢價單位：<text:span text:style-name="T4">                </text:span><text:span text:style-name="T5">採購部</text:span><text:span text:style-name="T10">                      </text:span><text:span text:style-name="T11">年</text:span><text:span text:style-name="T10">      </text:span><text:span text:style-name="T11">月</text:span><text:span text:style-name="T10">      </text:span><text:span text:style-name="T11">日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地<text:span text:style-name="T6">    </text:span><text:span text:style-name="T7">址：</text:span><text:span text:style-name="T9">                              </text:span>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55:14</meta:creation-date>
    <dc:creator>John</dc:creator>
    <dc:date>1993-02-17T13:58:25</dc:date>
    <meta:print-date>1993-02-17T13:58:07</meta:print-date>
    <meta:document-statistic meta:table-count="3" meta:cell-count="12" meta:object-count="0"/>
    <meta:generator>LibreOffice/5.1.1.3$Windows_x86 LibreOffice_project/89f508ef3ecebd2cfb8e1def0f0ba9a803b88a6d</meta:generator>
  </office:meta>
</office:document-meta>
</file>